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background-color="transparent" fo:padding="0.0097in" fo:border-left="0.0347in solid #000000" fo:border-right="none" fo:border-top="0.0347in solid #000000" fo:border-bottom="0.0007in solid #000000">
        <style:background-image/>
      </style:table-cell-properties>
    </style:style>
    <style:style style:name="t1.B2" style:family="table-cell">
      <style:table-cell-properties fo:background-color="transparent" fo:padding="0.0097in" fo:border-left="0.0007in solid #000000" fo:border-right="none" fo:border-top="0.0347in solid #000000" fo:border-bottom="0.0007in solid #000000">
        <style:background-image/>
      </style:table-cell-properties>
    </style:style>
    <style:style style:name="t1.I2" style:family="table-cell">
      <style:table-cell-properties fo:background-color="transparent" fo:padding="0.0097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6" style:family="table-cell">
      <style:table-cell-properties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5" style:family="paragraph" style:parent-style-name="Standard"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8" style:family="paragraph" style:parent-style-name="Standard">
      <style:text-properties style:font-name="Arial" fo:font-size="10pt" fo:background-color="transparent" style:font-size-asian="10pt" style:font-size-complex="10pt"/>
    </style:style>
    <style:style style:name="P9" style:family="paragraph" style:parent-style-name="Standard">
      <style:text-properties fo:font-size="10pt" style:font-size-asian="10pt" style:font-size-complex="10pt"/>
    </style:style>
    <style:style style:name="P10" style:family="paragraph" style:parent-style-name="Standard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1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fo:language="en" fo:country="US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fo:background-color="transparent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style:font-size-asian="8pt" style:font-size-complex="8pt"/>
    </style:style>
    <style:style style:name="P20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1" style:family="paragraph" style:parent-style-name="Standard">
      <style:paragraph-properties fo:margin-top="0in" fo:margin-bottom="0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22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en" fo:country="US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en" fo:country="US" style:letter-kerning="true" style:font-name-asian="Times New Roman" style:font-size-asian="8pt" style:font-name-complex="Times New Roman" style:font-size-complex="8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ru" fo:country="RU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8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29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fo:language="en" fo:country="US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38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2" style:family="paragraph" style:parent-style-name="Standard">
      <style:paragraph-properties fo:margin-left="0in" fo:margin-right="0in" fo:margin-top="0.0598in" fo:margin-bottom="0in" style:line-height-at-least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3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44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P45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46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8pt" fo:language="en" fo:country="US" fo:font-weight="norm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7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8pt" style:font-size-asian="8pt" style:font-size-complex="8pt"/>
    </style:style>
    <style:style style:name="P48" style:family="paragraph" style:parent-style-name="Standard">
      <style:paragraph-properties fo:margin-left="0in" fo:margin-right="0in" fo:margin-top="0in" fo:margin-bottom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size-complex="10pt" style:font-weight-complex="bold"/>
    </style:style>
    <style:style style:name="P49" style:family="paragraph" style:parent-style-name="Text_20_body">
      <style:text-properties style:font-name="Arial" fo:font-size="6pt" style:font-size-asian="6pt" style:font-size-complex="6pt"/>
    </style:style>
    <style:style style:name="P50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P51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fo:language="en" fo:country="US" style:font-size-asian="8pt" style:font-size-complex="8pt"/>
    </style:style>
    <style:style style:name="P5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53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5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55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56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name-complex="Arial" style:font-size-complex="10pt"/>
    </style:style>
    <style:style style:name="P57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58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8pt" fo:language="en" fo:country="US" fo:font-weight="norm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59" style:family="paragraph" style:parent-style-name="Table_20_Contents">
      <style:paragraph-properties fo:text-align="center" style:justify-single-word="false"/>
      <style:text-properties style:font-name="Arial" fo:font-size="8pt" fo:language="en" fo:country="US" fo:font-weight="normal" style:font-size-asian="8pt" style:font-weight-asian="normal" style:font-size-complex="8pt" style:font-weight-complex="normal"/>
    </style:style>
    <style:style style:name="P60" style:family="paragraph" style:parent-style-name="Table_20_Contents">
      <style:paragraph-properties fo:text-align="center" style:justify-single-wor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61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62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 style:font-name-complex="Arial"/>
    </style:style>
    <style:style style:name="T3" style:family="text">
      <style:text-properties style:font-name="Arial" fo:font-size="10pt" fo:language="ru" fo:country="RU" style:text-underline-style="none" fo:font-weight="normal" style:font-size-asian="10pt" style:font-weight-asian="normal" style:font-name-complex="Arial" style:font-size-complex="10pt" style:font-weight-complex="normal"/>
    </style:style>
    <style:style style:name="T4" style:family="text"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T5" style:family="text">
      <style:text-properties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T6" style:family="text"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fo:font-weight="bold" fo:background-color="transparent" style:font-size-asian="10pt" style:font-weight-asian="bold" style:font-name-complex="Arial" style:font-size-complex="10pt" style:font-weight-complex="bold"/>
    </style:style>
    <style:style style:name="T9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10" style:family="text">
      <style:text-properties fo:language="en" fo:country="US"/>
    </style:style>
    <style:style style:name="T11" style:family="text">
      <style:text-properties fo:language="en" fo:country="US" fo:font-style="italic" style:font-style-asian="italic" style:font-style-complex="italic"/>
    </style:style>
    <style:style style:name="T12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3" style:family="text">
      <style:text-properties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14" style:family="text">
      <style:text-properties fo:language="en" fo:country="US" style:text-underline-style="solid" style:text-underline-width="auto" style:text-underline-color="font-color" fo:font-weight="bold" style:font-weight-asian="bold" style:font-name-complex="Symbol1" style:font-weight-complex="bold"/>
    </style:style>
    <style:style style:name="T15" style:family="text">
      <style:text-properties fo:language="en" fo:country="US" fo:font-style="normal" style:font-style-asian="normal" style:font-style-complex="normal"/>
    </style:style>
    <style:style style:name="T16" style:family="text">
      <style:text-properties fo:language="en" fo:country="US" style:font-name-complex="Arial"/>
    </style:style>
    <style:style style:name="T17" style:family="text">
      <style:text-properties fo:language="en" fo:country="US" fo:background-color="transparent"/>
    </style:style>
    <style:style style:name="T18" style:family="text">
      <style:text-properties fo:language="ru" fo:country="RU"/>
    </style:style>
    <style:style style:name="T19" style:family="text">
      <style:text-properties fo:language="ru" fo:country="RU" fo:font-style="italic" style:font-style-asian="italic" style:font-style-complex="italic"/>
    </style:style>
    <style:style style:name="T20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1" style:family="text">
      <style:text-properties style:text-position="sub 58%"/>
    </style:style>
    <style:style style:name="T22" style:family="text">
      <style:text-properties style:text-position="sub 58%" fo:language="en" fo:country="US"/>
    </style:style>
    <style:style style:name="T23" style:family="text">
      <style:text-properties style:text-position="sub 58%" fo:language="en" fo:country="US" fo:font-style="italic" style:font-style-asian="italic" style:font-style-complex="italic"/>
    </style:style>
    <style:style style:name="T24" style:family="text">
      <style:text-properties style:text-position="sub 58%" fo:language="en" fo:country="US" fo:font-style="normal" style:font-style-asian="normal" style:font-style-complex="normal"/>
    </style:style>
    <style:style style:name="T25" style:family="text">
      <style:text-properties style:text-position="sub 58%" fo:font-style="italic" style:font-style-asian="italic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style:font-name-complex="Arial"/>
    </style:style>
    <style:style style:name="T28" style:family="text">
      <style:text-properties style:text-underline-style="solid" style:text-underline-width="auto" style:text-underline-color="font-color"/>
    </style:style>
    <style:style style:name="T29" style:family="text">
      <style:text-properties style:text-position="0% 100%" fo:language="en" fo:country="US" fo:font-style="normal" style:font-style-asian="normal" style:font-style-complex="normal"/>
    </style:style>
    <style:style style:name="T30" style:family="text">
      <style:text-properties style:text-position="0% 100%" fo:language="en" fo:country="US" fo:font-style="italic" fo:font-weight="normal" style:font-style-asian="italic" style:font-weight-asian="normal" style:font-style-complex="italic" style:font-weight-complex="normal" style:text-overline-style="solid" style:text-overline-width="auto" style:text-overline-color="font-color"/>
    </style:style>
    <style:style style:name="T31" style:family="text">
      <style:text-properties style:text-position="0% 100%" fo:font-style="italic" style:font-style-asian="italic" style:font-style-complex="italic"/>
    </style:style>
    <style:style style:name="T32" style:family="text">
      <style:text-properties fo:font-size="10pt" style:font-size-asian="10pt" style:language-asian="zh" style:country-asian="TW" style:font-size-complex="10pt"/>
    </style:style>
    <style:style style:name="T33" style:family="text">
      <style:text-properties style:text-position="super 58%" fo:font-style="italic" style:font-style-asian="italic" style:font-style-complex="italic"/>
    </style:style>
    <style:style style:name="T34" style:family="text">
      <style:text-properties fo:language="en" fo:country="none"/>
    </style:style>
    <style:style style:name="T35" style:family="text">
      <style:text-properties fo:letter-spacing="0.0138in" style:text-underline-style="solid" style:text-underline-width="auto" style:text-underline-color="font-color" fo:font-weight="bold" fo:background-color="transparent" style:font-weight-asian="bold"/>
    </style:style>
    <style:style style:name="T36" style:family="text">
      <style:text-properties fo:letter-spacing="0.0138in" style:text-underline-style="solid" style:text-underline-width="auto" style:text-underline-color="font-color" fo:font-weight="bold" style:font-weight-asian="bold"/>
    </style:style>
    <style:style style:name="T37" style:family="text">
      <style:text-properties fo:letter-spacing="0.0138in" fo:language="en" fo:country="US" style:text-underline-style="solid" style:text-underline-width="auto" style:text-underline-color="font-color" fo:font-weight="bold" fo:background-color="transparent" style:font-weight-asian="bold"/>
    </style:style>
    <style:style style:name="T38" style:family="text">
      <style:text-properties fo:letter-spacing="0.0138in" fo:language="en" fo:country="US" style:text-underline-style="solid" style:text-underline-width="auto" style:text-underline-color="font-color" fo:font-weight="bold" fo:background-color="transparent" style:font-weight-asian="bold" style:font-weight-complex="bold"/>
    </style:style>
    <style:style style:name="T39" style:family="text">
      <style:text-properties fo:letter-spacing="0.0138in" fo:language="en" fo:country="US" style:text-underline-style="solid" style:text-underline-width="auto" style:text-underline-color="font-color" fo:font-weight="bold" fo:background-color="transparent" style:font-weight-asian="bold" style:font-name-complex="Symbol1" style:font-weight-complex="bold"/>
    </style:style>
    <style:style style:name="T40" style:family="text">
      <style:text-properties fo:letter-spacing="0.0138in" style:text-underline-style="none" fo:font-weight="bold" style:font-weight-asian="bold"/>
    </style:style>
    <style:style style:name="T41" style:family="text">
      <style:text-properties style:font-name="Times New Roman" fo:language="en" fo:country="US" style:font-name-complex="Symbol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<draw:frame draw:style-name="fr1" draw:name="1" text:anchor-type="char" svg:y="-0.0728in" svg:width="7.3965in" svg:height="1.0634in" draw:z-index="0"><draw:image xlink:href="Pictures/2000000700007794000015D06A07AB3C.svm" xlink:type="simple" xlink:show="embed" xlink:actuate="onLoad"/></draw:frame></text:p>
      <text:p text:style-name="P44">CALIBRATION CERTIFICATE</text:p>
      <text:p text:style-name="P21"/>
      <text:p text:style-name="P43"><text:span text:style-name="T5">Type:</text:span><text:span text:style-name="T6"> </text:span><text:span text:style-name="T8">Personal dosimeter</text:span><text:span text:style-name="T7"> AT3509A</text:span><text:span text:style-name="T9"><text:tab/></text:span><text:span text:style-name="T5">Date of calibration</text:span><text:span text:style-name="T3">:</text:span><text:span text:style-name="T4"> <text:s/></text:span><text:span text:style-name="T7">$date</text:span></text:p>
      <text:p text:style-name="P4"/>
      <text:p text:style-name="P6">S/n: <text:span text:style-name="T28"><text:s/></text:span><text:span text:style-name="T20">$</text:span><text:span text:style-name="T12">allSerial </text:span></text:p>
      <text:p text:style-name="P9"/>
      <text:p text:style-name="P7">Measurement limits:</text:p>
      <text:p text:style-name="P8"><text:span text:style-name="T13">0.1 </text:span><text:span text:style-name="T14">µ</text:span><text:span text:style-name="T13">Sv/h – 1.0 Sv/h</text:span></text:p>
      <text:p text:style-name="P10"/>
      <text:p text:style-name="P7">Measurement error:</text:p>
      <text:p text:style-name="P5"><text:span text:style-name="T38">0.1 </text:span><text:span text:style-name="T39">µ</text:span><text:span text:style-name="T38">Sv/h – 0.99 </text:span><text:span text:style-name="T39">µ</text:span><text:span text:style-name="T38">Sv/h – </text:span><text:span text:style-name="T35">±</text:span><text:span text:style-name="T37">30</text:span><text:span text:style-name="T36">%</text:span><text:span text:style-name="T40">, </text:span></text:p>
      <text:p text:style-name="P5"><text:span text:style-name="T38">1 </text:span><text:span text:style-name="T39">µ</text:span><text:span text:style-name="T38">Sv/h – 1 Sv/h – </text:span><text:span text:style-name="T35">±</text:span><text:span text:style-name="T37">15</text:span><text:span text:style-name="T36">%</text:span></text:p>
      <text:p text:style-name="P5"/>
      <text:p text:style-name="P7">Operating conditions:</text:p>
      <text:list xml:id="list5782605907693515423" text:style-name="L1">
        <text:list-item>
          <text:p text:style-name="P55"><text:span text:style-name="T16">Air temperature<text:tab/></text:span><text:span text:style-name="T27"><text:tab/><text:tab/><text:tab/>+</text:span><text:span text:style-name="T16">$temp</text:span><text:span text:style-name="T27"> °</text:span><text:span text:style-name="T16">C</text:span></text:p>
        </text:list-item>
        <text:list-item>
          <text:p text:style-name="P56">Atmospheric pressure<text:tab/><text:tab/><text:tab/>98,5 kPa</text:p>
        </text:list-item>
        <text:list-item>
          <text:p text:style-name="P56">Relative humidity<text:tab/><text:tab/><text:tab/><text:tab/>$vlag %</text:p>
        </text:list-item>
        <text:list-item>
          <text:p text:style-name="P57">Gamma radiation background<text:tab/><text:tab/>$bground <text:s/>nSv/h</text:p>
        </text:list-item>
      </text:list>
      <text:p text:style-name="Standard"><text:span text:style-name="Знак_20_примечания"/></text:p>
      <text:p text:style-name="P45"><text:span text:style-name="Знак_20_примечания"><text:span text:style-name="T32">$facility_13+11eng;</text:span></text:span></text:p>
      <text:p text:style-name="P45"><text:span text:style-name="Знак_20_примечания"><text:span text:style-name="T32"/></text:span></text:p>
      <text:p text:style-name="P22"><text:span text:style-name="T10">Calibration data</text:span>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2"><text:span text:style-name="T16">AT3509A </text:span><text:span text:style-name="T10">(</text:span><text:span text:style-name="T41">γ</text:span><text:span text:style-name="T10">) s/n: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6">Dose rate at check point,</text:p>
            <text:p text:style-name="P11"><text:span text:style-name="T26">Ḣ</text:span><text:span text:style-name="T25">p</text:span><text:span text:style-name="T23">i</text:span><text:span text:style-name="T29">(10)</text:span></text:p>
          </table:table-cell>
          <table:table-cell table:style-name="t1.B2" office:value-type="string">
            <text:p text:style-name="P46">Radia-tion source <text:s/>number</text:p>
          </table:table-cell>
          <table:table-cell table:style-name="t1.B2" office:value-type="string">
            <text:p text:style-name="P12"><text:span text:style-name="T10">Distance to source</text:span>, </text:p>
            <text:p text:style-name="P14">R, сm</text:p>
          </table:table-cell>
          <table:table-cell table:style-name="t1.B2" office:value-type="string">
            <text:p text:style-name="P59">Dose rate measurement</text:p>
            <text:p text:style-name="P31"><text:span text:style-name="T10">at check point</text:span>,</text:p>
            <text:p text:style-name="P31"><text:span text:style-name="T11">Ḣ</text:span><text:span text:style-name="T23">pi</text:span><text:span text:style-name="T29">(10)</text:span></text:p>
          </table:table-cell>
          <table:table-cell table:style-name="t1.B2" office:value-type="string">
            <text:p text:style-name="P28"><text:span text:style-name="T10">Average value</text:span>, </text:p>
            <text:p text:style-name="P29"><text:span text:style-name="T30">Ḣ</text:span><text:span text:style-name="T23">pi</text:span><text:span text:style-name="T29">(10)</text:span></text:p>
          </table:table-cell>
          <table:table-cell table:style-name="t1.B2" office:value-type="string">
            <text:p text:style-name="P12"><text:span text:style-name="T17">Relative <text:s/>measure-ment</text:span> <text:span text:style-name="T10">error</text:span></text:p>
            <text:p text:style-name="P47"><text:span text:style-name="T19">θ</text:span><text:span text:style-name="T23">i</text:span><text:span text:style-name="T18">,</text:span> %</text:p>
          </table:table-cell>
          <table:table-cell table:style-name="t1.B2" office:value-type="string">
            <text:p text:style-name="P18"><text:span text:style-name="T34">Relative standard deviation</text:span>,</text:p>
            <text:p text:style-name="P18"><text:span text:style-name="T10">S</text:span><text:span text:style-name="T23">i</text:span><text:span text:style-name="T10">, %</text:span></text:p>
          </table:table-cell>
          <table:table-cell table:style-name="t1.B2" office:value-type="string">
            <text:p text:style-name="P27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t1.I2" office:value-type="string">
            <text:p text:style-name="P25">Limits of intrinsic relative</text:p>
            <text:p text:style-name="P23"><text:span text:style-name="T10">error</text:span>, % </text:p>
            <text:p text:style-name="P24">not above</text:p>
          </table:table-cell>
        </table:table-row>
        <table:table-row>
          <table:table-cell table:style-name="t1.A3" office:value-type="string">
            <text:p text:style-name="P36">Background</text:p>
          </table:table-cell>
          <table:table-cell table:style-name="t1.B3" office:value-type="string">
            <text:p text:style-name="P32">---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5">
              <text:p text:style-name="P32">$1-bg0</text:p>
              <text:p text:style-name="P32">$1-bg1</text:p>
              <text:p text:style-name="P32">$1-bg2</text:p>
              <text:p text:style-name="P32">$1-bg3</text:p>
              <text:p text:style-name="P32">$1-bg4</text:p>
              <text:p text:style-name="P32">$1-bg5</text:p>
              <text:p text:style-name="P32">$1-bg6</text:p>
              <text:p text:style-name="P32">$1-bg7</text:p>
              <text:p text:style-name="P30"/>
            </text:section>
          </table:table-cell>
          <table:table-cell table:style-name="t1.B3" office:value-type="string">
            <text:p text:style-name="P13">$1-av-bg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I3" office:value-type="string">
            <text:p text:style-name="P15">---</text:p>
          </table:table-cell>
        </table:table-row>
        <table:table-row>
          <table:table-cell table:style-name="t1.A3" office:value-type="string">
            <text:p text:style-name="P12">0.80 µSv/h</text:p>
          </table:table-cell>
          <table:table-cell table:style-name="t1.B3" office:value-type="string">
            <text:p text:style-name="P13">$1-n0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1">
              <text:p text:style-name="P32">$1-m00</text:p>
              <text:p text:style-name="P32">$1-m01</text:p>
              <text:p text:style-name="P32">$1-m02</text:p>
              <text:p text:style-name="P32">$1-m03</text:p>
              <text:p text:style-name="P32">$1-m04</text:p>
              <text:p text:style-name="P32">$1-m05</text:p>
              <text:p text:style-name="P32">$1-m06</text:p>
              <text:p text:style-name="P32">$1-m07</text:p>
              <text:p text:style-name="P32"/>
            </text:section>
          </table:table-cell>
          <table:table-cell table:style-name="t1.B3" office:value-type="string">
            <text:p text:style-name="P13">$1-av0</text:p>
          </table:table-cell>
          <table:table-cell table:style-name="t1.B3" office:value-type="string">
            <text:p text:style-name="P13">$1-o0</text:p>
          </table:table-cell>
          <table:table-cell table:style-name="t1.B3" office:value-type="string">
            <text:p text:style-name="P13">$1-q0</text:p>
          </table:table-cell>
          <table:table-cell table:style-name="t1.B3" office:value-type="string">
            <text:p text:style-name="P13">$1-do0</text:p>
          </table:table-cell>
          <table:table-cell table:style-name="t1.I3" office:value-type="string">
            <text:p text:style-name="P12">±<text:span text:style-name="T18">3</text:span><text:span text:style-name="T10">0</text:span></text:p>
          </table:table-cell>
        </table:table-row>
        <table:table-row>
          <table:table-cell table:style-name="t1.A3" office:value-type="string">
            <text:p text:style-name="P12">4.0 mSv/h</text:p>
          </table:table-cell>
          <table:table-cell table:style-name="t1.B3" office:value-type="string">
            <text:p text:style-name="P13">$1-n1</text:p>
          </table:table-cell>
          <table:table-cell table:style-name="t1.B3" office:value-type="string">
            <text:p text:style-name="P13">$1-d1</text:p>
          </table:table-cell>
          <table:table-cell table:style-name="t1.D3" office:value-type="string">
            <text:section text:style-name="Sect1" text:name="Раздел2">
              <text:p text:style-name="P3">$1-m10</text:p>
              <text:p text:style-name="P32">$1-m11</text:p>
              <text:p text:style-name="P32">$1-m12</text:p>
              <text:p text:style-name="P32">$1-m13</text:p>
              <text:p text:style-name="P32">$1-m14</text:p>
            </text:section>
          </table:table-cell>
          <table:table-cell table:style-name="t1.B3" office:value-type="string">
            <text:p text:style-name="P13">$1-av1</text:p>
          </table:table-cell>
          <table:table-cell table:style-name="t1.B3" office:value-type="string">
            <text:p text:style-name="P13">$1-o1</text:p>
          </table:table-cell>
          <table:table-cell table:style-name="t1.B3" office:value-type="string">
            <text:p text:style-name="P13">$1-q1</text:p>
          </table:table-cell>
          <table:table-cell table:style-name="t1.B3" office:value-type="string">
            <text:p text:style-name="P13">$1-do1</text:p>
          </table:table-cell>
          <table:table-cell table:style-name="t1.I3" office:value-type="string">
            <text:p text:style-name="P12">±<text:span text:style-name="T18">15</text:span></text:p>
          </table:table-cell>
        </table:table-row>
        <table:table-row>
          <table:table-cell table:style-name="t1.A6" office:value-type="string">
            <text:p text:style-name="P12"><text:span text:style-name="T10">800.0</text:span> mSv/h</text:p>
          </table:table-cell>
          <table:table-cell table:style-name="t1.B6" office:value-type="string">
            <text:p text:style-name="P13">$1-n2</text:p>
          </table:table-cell>
          <table:table-cell table:style-name="t1.B6" office:value-type="string">
            <text:p text:style-name="P13">$1-d2</text:p>
          </table:table-cell>
          <table:table-cell table:style-name="t1.D6" office:value-type="string">
            <text:section text:style-name="Sect1" text:name="Раздел3">
              <text:p text:style-name="P3">$1-m20</text:p>
              <text:p text:style-name="P32">$1-m21</text:p>
              <text:p text:style-name="P32">$1-m22</text:p>
              <text:p text:style-name="P32">$1-m23</text:p>
              <text:p text:style-name="P32">$1-m24</text:p>
            </text:section>
          </table:table-cell>
          <table:table-cell table:style-name="t1.B6" office:value-type="string">
            <text:p text:style-name="P13">$1-av2</text:p>
          </table:table-cell>
          <table:table-cell table:style-name="t1.B6" office:value-type="string">
            <text:p text:style-name="P13">$1-o2</text:p>
          </table:table-cell>
          <table:table-cell table:style-name="t1.B6" office:value-type="string">
            <text:p text:style-name="P13">$1-q2</text:p>
          </table:table-cell>
          <table:table-cell table:style-name="t1.B6" office:value-type="string">
            <text:p text:style-name="P13">$1-do2</text:p>
          </table:table-cell>
          <table:table-cell table:style-name="t1.I6" office:value-type="string">
            <text:p text:style-name="P19">±15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2"><text:span text:style-name="T2">AT3509A </text:span><text:span text:style-name="T10">(</text:span><text:span text:style-name="T41">γ</text:span><text:span text:style-name="T10">) s/n: 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0"><text:span text:style-name="T2">Actual dose value</text:span><text:span text:style-name="T1">,</text:span></text:p>
            <text:p text:style-name="P30"><text:span text:style-name="T11">H</text:span><text:span text:style-name="T23">p</text:span><text:span text:style-name="T22">0</text:span><text:span text:style-name="T10">(10)</text:span></text:p>
          </table:table-cell>
          <table:table-cell table:style-name="s1.B2" table:number-rows-spanned="2" office:value-type="string">
            <text:p text:style-name="P46">Radiation source <text:s/>number</text:p>
          </table:table-cell>
          <table:table-cell table:style-name="s1.B2" table:number-rows-spanned="2" office:value-type="string">
            <text:p text:style-name="P34"><text:s text:c="2"/>d, cm<text:span text:style-name="T18"> <text:s/></text:span></text:p>
            <text:p text:style-name="P35">t, s</text:p>
          </table:table-cell>
          <table:table-cell table:style-name="s1.B2" table:number-columns-spanned="3" office:value-type="string">
            <text:p text:style-name="P36">Measured dose value</text:p>
          </table:table-cell>
          <table:covered-table-cell/>
          <table:covered-table-cell/>
          <table:table-cell table:style-name="s1.B2" table:number-rows-spanned="2" office:value-type="string">
            <text:p text:style-name="P12"><text:span text:style-name="T17">Relative <text:s/>measure-ment</text:span> <text:span text:style-name="T10">error</text:span></text:p>
            <text:p text:style-name="P47"><text:span text:style-name="T19">θ</text:span><text:span text:style-name="T23">i</text:span><text:span text:style-name="T18">,</text:span> %</text:p>
          </table:table-cell>
          <table:table-cell table:style-name="s1.B2" table:number-rows-spanned="2" office:value-type="string">
            <text:p text:style-name="P27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s1.I2" table:number-rows-spanned="2" office:value-type="string">
            <text:p text:style-name="P23"><text:span text:style-name="T10">Limits of intrinsic relative error</text:span>, </text:p>
            <text:p text:style-name="P23">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0"><text:span text:style-name="T11">H</text:span><text:span text:style-name="T23">pi</text:span><text:span text:style-name="T10">(10)</text:span></text:p>
          </table:table-cell>
          <table:table-cell table:style-name="s1.D3" office:value-type="string">
            <text:p text:style-name="P30"><text:span text:style-name="T11">H</text:span><text:span text:style-name="T23">pi</text:span><text:span text:style-name="T10">(10)</text:span><text:span text:style-name="T22">meas</text:span><text:span text:style-name="T21">.</text:span></text:p>
          </table:table-cell>
          <table:table-cell table:style-name="s1.D3" office:value-type="string">
            <text:p text:style-name="P30"><text:span text:style-name="T11">H</text:span><text:span text:style-name="T23">pi</text:span><text:span text:style-name="T15">(10)</text:span><text:span text:style-name="T24">meas</text:span><text:span text:style-name="T25">.</text:span><text:span text:style-name="T31">-</text:span><text:span text:style-name="T11">H</text:span><text:span text:style-name="T23">p</text:span><text:span text:style-name="T22">0</text:span><text:span text:style-name="T10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2">4.0 µSv/h</text:p>
          </table:table-cell>
          <table:table-cell table:style-name="s1.B4" office:value-type="string">
            <text:p text:style-name="P13">##1-<text:span text:style-name="T10">dn_</text:span><text:span text:style-name="T18">3</text:span></text:p>
          </table:table-cell>
          <table:table-cell table:style-name="s1.B4" office:value-type="string">
            <text:p text:style-name="P20"><text:s text:c="2"/>##1-<text:span text:style-name="T10">dd_</text:span><text:span text:style-name="T18">3</text:span> <text:s/></text:p>
            <text:p text:style-name="P17">360s</text:p>
          </table:table-cell>
          <table:table-cell table:style-name="s1.B4" office:value-type="string">
            <text:p text:style-name="P13">##1-d_dev_<text:span text:style-name="T18">3</text:span></text:p>
          </table:table-cell>
          <table:table-cell table:style-name="s1.B4" office:value-type="string">
            <text:p text:style-name="P13">##1-dose_<text:span text:style-name="T18">3</text:span></text:p>
          </table:table-cell>
          <table:table-cell table:style-name="s1.B4" office:value-type="string">
            <text:p text:style-name="P13">##1-d_res_<text:span text:style-name="T18">3</text:span></text:p>
          </table:table-cell>
          <table:table-cell table:style-name="s1.B4" office:value-type="string">
            <text:p text:style-name="P13">##1-o_pog_<text:span text:style-name="T18">3</text:span></text:p>
          </table:table-cell>
          <table:table-cell table:style-name="s1.B4" office:value-type="string">
            <text:p text:style-name="P13">##1-d_gran_<text:span text:style-name="T18">3</text:span></text:p>
          </table:table-cell>
          <table:table-cell table:style-name="s1.I4" office:value-type="string">
            <text:p text:style-name="P12">±<text:span text:style-name="T10">15</text:span></text:p>
          </table:table-cell>
        </table:table-row>
        <table:table-row>
          <table:table-cell table:style-name="s1.A5" office:value-type="string">
            <text:p text:style-name="P12">4.0 mSv/h</text:p>
          </table:table-cell>
          <table:table-cell table:style-name="s1.B5" office:value-type="string">
            <text:p text:style-name="P13">##1-<text:span text:style-name="T10">dn</text:span></text:p>
          </table:table-cell>
          <table:table-cell table:style-name="s1.B5" office:value-type="string">
            <text:p text:style-name="P20"><text:s text:c="2"/>##1-<text:span text:style-name="T10">dd</text:span> <text:s/></text:p>
            <text:p text:style-name="P17">180s</text:p>
          </table:table-cell>
          <table:table-cell table:style-name="s1.B5" office:value-type="string">
            <text:p text:style-name="P13">##1-d_dev</text:p>
          </table:table-cell>
          <table:table-cell table:style-name="s1.B5" office:value-type="string">
            <text:p text:style-name="P13">##1-dose</text:p>
          </table:table-cell>
          <table:table-cell table:style-name="s1.B5" office:value-type="string">
            <text:p text:style-name="P13">##1-d_res</text:p>
          </table:table-cell>
          <table:table-cell table:style-name="s1.B5" office:value-type="string">
            <text:p text:style-name="P13">##1-o_pog</text:p>
          </table:table-cell>
          <table:table-cell table:style-name="s1.B5" office:value-type="string">
            <text:p text:style-name="P13">##1-d_gran</text:p>
          </table:table-cell>
          <table:table-cell table:style-name="s1.I5" office:value-type="string">
            <text:p text:style-name="P12">±<text:span text:style-name="T18">15</text:span></text:p>
          </table:table-cell>
        </table:table-row>
      </table:table>
      <text:p text:style-name="P4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39">Calibrated by:</text:p>
          </table:table-cell>
          <table:table-cell table:style-name="Таблица1.A1" office:value-type="string">
            <text:p text:style-name="P40">$calibratedBy</text:p>
          </table:table-cell>
          <table:table-cell table:style-name="Таблица1.A1" office:value-type="string">
            <text:p text:style-name="P37"><text:s text:c="36"/></text:p>
          </table:table-cell>
        </table:table-row>
        <table:table-row>
          <table:table-cell table:style-name="Таблица1.A1" office:value-type="string">
            <text:p text:style-name="P33"/>
          </table:table-cell>
          <table:table-cell table:style-name="Таблица1.A1" office:value-type="string">
            <text:p text:style-name="P33"/>
          </table:table-cell>
          <table:table-cell table:style-name="Таблица1.C2" office:value-type="string">
            <text:p text:style-name="P38">(signature)</text:p>
          </table:table-cell>
        </table:table-row>
        <table:table-row>
          <table:table-cell table:style-name="Таблица1.A1" office:value-type="string">
            <text:p text:style-name="P39">Technical control:</text:p>
          </table:table-cell>
          <table:table-cell table:style-name="Таблица1.A1" office:value-type="string">
            <text:p text:style-name="P41">$controlledBy</text:p>
          </table:table-cell>
          <table:table-cell table:style-name="Таблица1.A1" office:value-type="string">
            <text:p text:style-name="P37"><text:s text:c="36"/></text:p>
          </table:table-cell>
        </table:table-row>
        <table:table-row>
          <table:table-cell table:style-name="Таблица1.A1" office:value-type="string">
            <text:p text:style-name="P33"/>
          </table:table-cell>
          <table:table-cell table:style-name="Таблица1.B4" office:value-type="string">
            <text:p text:style-name="P33"/>
          </table:table-cell>
          <table:table-cell table:style-name="Таблица1.C2" office:value-type="string">
            <text:p text:style-name="P38">(signature)</text:p>
          </table:table-cell>
        </table:table-row>
      </table:table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style:font-name="Arial" fo:language="en" fo:country="US" style:font-name-complex="Arial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ersonal dosimeter AT3509A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1-01-16T09:13:45.43</dc:date>
    <meta:editing-duration>P3DT9H7M54S</meta:editing-duration>
    <meta:editing-cycles>424</meta:editing-cycles>
    <meta:generator>OpenOffice/4.1.6$Win32 OpenOffice.org_project/416m1$Build-9790</meta:generator>
    <meta:document-statistic meta:table-count="3" meta:image-count="1" meta:object-count="0" meta:page-count="1" meta:paragraph-count="138" meta:word-count="253" meta:character-count="1702"/>
  </office:meta>
</office:document-meta>
</file>